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b515" officeooo:paragraph-rsid="0013c9ea"/>
    </style:style>
    <style:style style:name="P2" style:family="paragraph" style:parent-style-name="Standard">
      <style:text-properties officeooo:rsid="001aab04" officeooo:paragraph-rsid="0013c9ea"/>
    </style:style>
    <style:style style:name="P3" style:family="paragraph" style:parent-style-name="Standard">
      <style:text-properties officeooo:rsid="001c2446" officeooo:paragraph-rsid="0013c9ea"/>
    </style:style>
    <style:style style:name="P4" style:family="paragraph" style:parent-style-name="Standard">
      <style:text-properties officeooo:rsid="001d8807" officeooo:paragraph-rsid="0013c9ea"/>
    </style:style>
    <style:style style:name="P5" style:family="paragraph" style:parent-style-name="Footer">
      <style:text-properties officeooo:paragraph-rsid="001549dd"/>
    </style:style>
    <style:style style:name="P6" style:family="paragraph" style:parent-style-name="Standard">
      <style:text-properties fo:font-weight="normal" officeooo:rsid="001d8807" officeooo:paragraph-rsid="0013c9ea" style:font-weight-asian="normal" style:font-weight-complex="normal"/>
    </style:style>
    <style:style style:name="P7" style:family="paragraph" style:parent-style-name="Standard">
      <style:text-properties fo:font-weight="normal" officeooo:rsid="001db515" officeooo:paragraph-rsid="0013c9ea" style:font-weight-asian="normal" style:font-weight-complex="normal"/>
    </style:style>
    <style:style style:name="P8" style:family="paragraph" style:parent-style-name="Standard">
      <style:text-properties officeooo:rsid="001db515" officeooo:paragraph-rsid="0013c9ea"/>
    </style:style>
    <style:style style:name="P9" style:family="paragraph" style:parent-style-name="Standard">
      <style:text-properties officeooo:rsid="001db515" officeooo:paragraph-rsid="001549dd"/>
    </style:style>
    <style:style style:name="P10" style:family="paragraph" style:parent-style-name="Standard">
      <style:text-properties officeooo:rsid="0018c2e4" officeooo:paragraph-rsid="0018c2e4"/>
    </style:style>
    <style:style style:name="T1" style:family="text">
      <style:text-properties officeooo:rsid="001c2446"/>
    </style:style>
    <style:style style:name="T2" style:family="text">
      <style:text-properties officeooo:rsid="001d8807"/>
    </style:style>
    <style:style style:name="T3" style:family="text">
      <style:text-properties fo:font-weight="bold" officeooo:rsid="001d8807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d8807" style:font-weight-asian="normal" style:font-weight-complex="normal"/>
    </style:style>
    <style:style style:name="T6" style:family="text">
      <style:text-properties fo:font-weight="normal" officeooo:rsid="001db515" style:font-weight-asian="normal" style:font-weight-complex="normal"/>
    </style:style>
    <style:style style:name="T7" style:family="text">
      <style:text-properties fo:font-weight="normal" officeooo:rsid="00176a3d" style:font-weight-asian="normal" style:font-weight-complex="normal"/>
    </style:style>
    <style:style style:name="T8" style:family="text">
      <style:text-properties fo:font-weight="normal" officeooo:rsid="0018c2e4" style:font-weight-asian="normal" style:font-weight-complex="normal"/>
    </style:style>
    <style:style style:name="T9" style:family="text">
      <style:text-properties officeooo:rsid="00163ce9"/>
    </style:style>
    <style:style style:name="T10" style:family="text">
      <style:text-properties officeooo:rsid="00176a3d"/>
    </style:style>
    <style:style style:name="T11" style:family="text">
      <style:text-properties officeooo:rsid="0018c2e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GONY BLOCKING</text:p>
      <text:p text:style-name="P2"/>
      <text:p text:style-name="P2">[ <text:span text:style-name="T10">Ethan SL: </text:span>happy, relieved] "Ah, there you are good brother! Father and I were wondering where you had gone."</text:p>
      <text:p text:style-name="P2"/>
      <text:p text:style-name="P2">[<text:span text:style-name="T10">Vikram SR: </text:span>wearily, dramatically] <text:s/>I have been looking all night... for her. </text:p>
      <text:p text:style-name="P2"/>
      <text:p text:style-name="P2">[ ethan. simply ] who? </text:p>
      <text:p text:style-name="P2"/>
      <text:p text:style-name="P2">[ vikram, incredulous] <text:s/>the beautiful one i danced the evening with. </text:p>
      <text:p text:style-name="P2"/>
      <text:p text:style-name="P2">[ ethan] Oh! Where did she go?</text:p>
      <text:p text:style-name="P2"/>
      <text:p text:style-name="P2">[ vikrma ] Disappeared... [ <text:span text:style-name="T1">take head in hands</text:span>. <text:span text:style-name="T10">Tired and </text:span>Tormented ]</text:p>
      <text:p text:style-name="P2"/>
      <text:p text:style-name="P2">[ ethan ] <text:s/>[ <text:span text:style-name="T9">shake head walking to vikram, </text:span>hit vikram on the shoulder , <text:span text:style-name="T10">step back and point to self with thumb</text:span>] I too have found a lovely maiden!</text:p>
      <text:p text:style-name="P2"/>
      <text:p text:style-name="P2">[ vikram ] Oh? [ get interested ] <text:s/><text:span text:style-name="T1">[ clear throat to indicate pointing with thumb is inappropriate ]</text:span></text:p>
      <text:p text:style-name="P2"/>
      <text:p text:style-name="P2">[ ethan , <text:span text:style-name="T1">quicly withdrawing thumb . <text:s/>Cross SR, Walk toward rapunzel's <text:s/>tower . Virkam counter SL] she lives in the top of a tall tower [ point to it, look at him ] way over there [ <text:s/>point to him with US hand ] that has NO doors OR <text:s/>stairs! [ this is your punchline. You are trying to intrigue your brother. Be excited, like “you never would have expected that!”] </text:span></text:p>
      <text:p text:style-name="P2"/>
      <text:p text:style-name="P3">[ Vikram: intrigued ] really? [ <text:span text:style-name="T9">narrow eyes, </text:span>slowly turn head toward the audience ] <text:s/>[ ethan proudly stands tall ] <text:s text:c="3"/>[ <text:span text:style-name="T9">open eyes wide. </text:span>turn suddenly ] then how do you manage a <text:span text:style-name="T10">visit</text:span>? [ accusingly ]</text:p>
      <text:p text:style-name="P3"/>
      <text:p text:style-name="P3">[ ethan. Eagerly ] <text:s/>Aha! [ raise finger ] <text:s/>[ brother clears through again. Ethan lowers finger ]. [ step toward audience, <text:span text:style-name="T10">DSR</text:span> ] I stand beneathe her tower. [ check that brother is paying attention, <text:span text:style-name="T10">CSL</text:span> ] And I say "Rapunzel! Rapunzel! Let down your hair to me! " [ dramatically]. [return to <text:span text:style-name="T2">vikram CS and grab him by the shoulder. Both look out toward and point to audience in parallel ] and she lowers the longest, most beautiful [ vikram reacts ] head of hair – yellow as corn - [ turn them both quickly back to facing each other ] which I </text:span><text:span text:style-name="T3">climb</text:span><text:span text:style-name="T5"> to her! </text:span><text:span text:style-name="T7">[ triumphantly ] </text:span></text:p>
      <text:p text:style-name="P6"/>
      <text:p text:style-name="P6">[ vikram. ] oh! <text:s/>[ a beat, while turning to the audience, <text:span text:style-name="T10">taking hand to chin in contemplation</text:span>. Ethan keenly surveys his reaction ] Rapunzel... [trying it out] What kind of name is that! [ utter disbelief ] </text:p>
      <text:p text:style-name="P6"/>
      <text:p text:style-name="P6">[ ethan, furious ] She is as true as your maiden! [ kick him in the butt ] <text:s/>[ <text:span text:style-name="T10">ethan</text:span> draw<text:span text:style-name="T10">s</text:span> sword ] A maiden running from a prince! [ <text:span text:style-name="T10">virkam draws sword</text:span> swords ] does that make sense?! [ <text:span text:style-name="T10">cross</text:span> sword<text:span text:style-name="T10">s ]</text:span></text:p>
      <text:p text:style-name="P6"/>
      <text:p text:style-name="P6">[ vikram : drops sword, forlorn ] <text:s text:c="2"/>and yet... [ sitting, <text:span text:style-name="T11">DSL </text:span>] one has. </text:p>
      <text:p text:style-name="P6"/>
      <text:p text:style-name="P6">[ ethan touched, puts his sword back, sympathetically says ] <text:s text:c="2"/>Oh....</text:p>
      <text:p text:style-name="P6"/>
      <text:p text:style-name="P6">MUSIC</text:p>
      <text:p text:style-name="P6"/>
      <text:p text:style-name="P6"><text:soft-page-break/>[ vikram, <text:span text:style-name="T11">SL</text:span>; searching for answers from the gods (look up) ] have I abused her or showed her disdain? <text:s/>Why does she run from me? [ ethan shrugs, ]. If I should lose her how shall I regain, the heart she has won from me? [ Ethan rolls his eyes ]. </text:p>
      <text:p text:style-name="P6"/>
      <text:p text:style-name="P4"><text:span text:style-name="T4">[ vikram quick rises, ethan backs off a bit </text:span><text:span text:style-name="T8">to CS</text:span><text:span text:style-name="T4">] Agony! [ to ethan ] Beyond power of speech! [ethan gets big eyes </text:span><text:span text:style-name="T7">like surprised by intensity, </text:span><text:span text:style-name="T8">back up more to SR</text:span><text:span text:style-name="T4">] </text:span><text:span text:style-name="T6">[ vikram quickly turns to the audience ] </text:span><text:span text:style-name="T7">[softer ]</text:span><text:span text:style-name="T6">When the one thing you want... [ reach out slowly] is the only thing out of your reach... [ pull hand to heart and sigh, heavily. </text:span><text:span text:style-name="T8">Ethan approaches SL</text:span><text:span text:style-name="T6">]</text:span></text:p>
      <text:p text:style-name="P7"/>
      <text:p text:style-name="P7"/>
      <text:p text:style-name="P1">[ ethan:<text:span text:style-name="T11">SL</text:span> – smack brother on the shoulder, who turns. <text:span text:style-name="T11">Ethen retries CS</text:span> ] High in her tower, [ one hand <text:s/>high ] she sits by the hour [ two hands high ] maintaining her hair, [ pretend to comb your hair, like a girl ]. </text:p>
      <text:p text:style-name="P1"/>
      <text:p text:style-name="P10">Blithe - </text:p>
      <text:p text:style-name="P1">[ vikram starts looking into the distance again. Ethan kicks him in the butt . Vikram turns back]. </text:p>
      <text:p text:style-name="P1"/>
      <text:p text:style-name="P1"><text:s/>and becoming and frequently humming a lighthearted air... [ waving with hand ] ah, ah ah, ah <text:s/>ah, ah ah... [ vikram looks toward cindy ]. Agony! [ Virkam turns to look, then looks back ] <text:s/>[ Ethan kicks him in the butt again ] Far more painful than yours! [ vikram turns menacingly toward him. Marching him backwards, <text:span text:style-name="T11">both head to SR</text:span> ] When you know [ backing up ] she would go with you... [ run around him <text:s/><text:span text:style-name="T11">to SL</text:span>] If there only were doors! </text:p>
      <text:p text:style-name="P1"/>
      <text:p text:style-name="P1">[ both, turning to each other. <text:span text:style-name="T11">VK SR, Ethan SL</text:span> ] Agony! Oh the torture they teach! ] </text:p>
      <text:p text:style-name="P1"/>
      <text:p text:style-name="P1">[ ethan turning to audience, <text:span text:style-name="T11">vikram freezing</text:span> ] What's so intriguing </text:p>
      <text:p text:style-name="P1"/>
      <text:p text:style-name="P1">[ vikram turning to audienc<text:span text:style-name="T11">e, ethan frozen</text:span> ] Or half so fatiguing</text:p>
      <text:p text:style-name="P1"/>
      <text:p text:style-name="P1">[ both, vikram <text:span text:style-name="T11">SR </text:span>reaches forward to audience, <text:s/>ethan <text:span text:style-name="T11">SL </text:span>reaches upward on tippy toes ] <text:s/>As what's out of reach? </text:p>
      <text:p text:style-name="P1"/>
      <text:p text:style-name="P1">[ Vikram goes to Ethan ] Am I not senstive, caring <text:s/>[ ethan shakes head yes ]</text:p>
      <text:p text:style-name="P1">well-mannered, considerate, [ ethan makes I'm not so sure face <text:s/>]</text:p>
      <text:p text:style-name="P1">Passionate, charming [ ethan emphatically shakes head yes ] </text:p>
      <text:p text:style-name="P1">As kind as I'm handsome [ ethan looks askance ] </text:p>
      <text:p text:style-name="P1">[ turn to audience, big ] And Heir To the Throne! </text:p>
      <text:p text:style-name="P1"/>
      <text:p text:style-name="P1">[ Ethan, triumphantl<text:span text:style-name="T11">y, raise US <text:s/>arm to indicate Vikram </text:span><text:s/>] You are Everything Maiden could wish for!</text:p>
      <text:p text:style-name="P1"/>
      <text:p text:style-name="P1">[ Virkam turns quicl<text:span text:style-name="T11">k</text:span>y to Ethan ] Then why no?</text:p>
      <text:p text:style-name="P1"/>
      <text:p text:style-name="P1">[ Ethan, raising hands in question ] Do I know? </text:p>
      <text:p text:style-name="P1"/>
      <text:p text:style-name="P1">[ Vikram turns quickly to audience, looks into distance ] The girl must be mad....</text:p>
      <text:p text:style-name="P1"/>
      <text:p text:style-name="P1">[ Ethan walk to him and kick him in butt again ] You know nothing of [ kick] madness! <text:s/>[ vikram <text:soft-page-break/>comes up to him like he's going to strangle him] Till you're [ Ethan puts Vikram's hands down into a <text:s/>helping hand position, and steps into them ] climbing her hair [ continues climbing up Vikrams body] and you see her up there as you're nearing her all the while hearing her [ into Vikram's ear] Ah! Ah ah! [ vikram puts him down, <text:span text:style-name="T11">switch to Vikram SL, Ethan SR</text:span>] ah aha aha! </text:p>
      <text:p text:style-name="P2"/>
      <text:p text:style-name="P2"/>
      <text:p text:style-name="P1">[ both, turning to audience. ] Agony!</text:p>
      <text:p text:style-name="P1"/>
      <text:p text:style-name="P1">[ vikram ] misery! [ look miserable, overplaying it ] </text:p>
      <text:p text:style-name="P1"/>
      <text:p text:style-name="P1">[ ethan ] woe! [ again, overplay it ]</text:p>
      <text:p text:style-name="P1"/>
      <text:p text:style-name="P1">[ both swivel to each other ] though it's different for each... [ bow] </text:p>
      <text:p text:style-name="P1"/>
      <text:p text:style-name="P9">[vikram <text:s/>walking to ethan <text:span text:style-name="T11">SL</text:span> always ten steps behind [weepy ]</text:p>
      <text:p text:style-name="P9"/>
      <text:p text:style-name="P9">[ ethan – runs to other side <text:span text:style-name="T11">SR</text:span> ] always ten feet [ leaping ] below! </text:p>
      <text:p text:style-name="P9"/>
      <text:p text:style-name="P9">[ both, turn to audience ] and she's just out of reach [ ethan reaching up, vikram out ]</text:p>
      <text:p text:style-name="P9"/>
      <text:p text:style-name="P9">Agony! [ as big as can be ] That can cut like a knife! [ hari – kari ] </text:p>
      <text:p text:style-name="P9"/>
      <text:p text:style-name="P9">[ look at each other.<text:span text:style-name="T11">] Eyew [ </text:span><text:s/>Look back <text:s/>] I must have her [ hands to heart ] to... [ arms reach out ] wife...!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1549d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13T17:04:26.395868084</dc:date>
    <meta:editing-duration>PT19M3S</meta:editing-duration>
    <meta:editing-cycles>3</meta:editing-cycles>
    <meta:generator>LibreOffice/5.1.4.2$Linux_X86_64 LibreOffice_project/10m0$Build-2</meta:generator>
    <meta:print-date>2016-12-13T17:04:41.217570753</meta:print-date>
    <meta:document-statistic meta:table-count="0" meta:image-count="0" meta:object-count="0" meta:page-count="3" meta:paragraph-count="47" meta:word-count="1118" meta:character-count="5685" meta:non-whitespace-character-count="4548"/>
  </office:meta>
</office:document-meta>
</file>